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8026" calcext:value-type="float">
            <text:p>8026</text:p>
          </table:table-cell>
          <table:table-cell table:formula="of:=SUM([.F2:.F163])" office:value-type="float" office:value="55" calcext:value-type="float">
            <text:p>55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8778" calcext:value-type="float">
            <text:p>2877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69])" office:value-type="float" office:value="68" calcext:value-type="float">
            <text:p>6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69])" office:value-type="float" office:value="28778" calcext:value-type="float">
            <text:p>287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3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14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15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16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17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18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19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0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1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2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23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24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25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26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27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28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29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2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33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34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35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36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37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38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39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0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1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2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4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44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45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46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47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48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49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0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1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2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53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54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55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56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57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58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59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0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1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2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63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6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65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66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67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6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69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9:44:14.047720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8T09:46:33.877435572</dc:date>
    <meta:editing-duration>PT6H43M45S</meta:editing-duration>
    <meta:editing-cycles>44</meta:editing-cycles>
    <meta:generator>LibreOffice/4.3.3.2$Linux_X86_64 LibreOffice_project/430m0$Build-2</meta:generator>
    <dc:creator>Marcelo Diniz</dc:creator>
    <meta:document-statistic meta:table-count="3" meta:cell-count="18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">
                <text:p>67</text:p>
                <draw:g>
                  <svg:desc>Cálculos.H165:Cálculos.H165 Cálculos.F165:Cálculos.F165</svg:desc>
                </draw:g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8026">
                <text:p>8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